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41cm" svg:stroke-color="#80808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Rectangle 2" presentation:style-name="pr1" draw:text-style-name="P2" draw:layer="layout" svg:width="23.388cm" svg:height="6.4cm" svg:x="2.406cm" svg:y="7.8cm" presentation:class="title" presentation:user-transformed="true">
          <draw:text-box>
            <text:p text:style-name="P1"><text:span text:style-name="T1">Sviluppo di una webapp per la gestione degli ambienti universitari con framework GWT</text:span></text:p>
          </draw:text-box>
        </draw:frame>
        <draw:line draw:name="Line 6" draw:style-name="gr1" draw:text-style-name="P3" draw:layer="layout" svg:x1="1.4cm" svg:y1="5.432cm" svg:x2="26.906cm" svg:y2="5.433cm">
          <text:p/>
        </draw:line>
        <draw:custom-shape draw:name="Text Box 8" draw:style-name="gr2" draw:text-style-name="P5" draw:layer="layout" svg:width="16.086cm" svg:height="3.044cm" svg:x="6.01cm" svg:y="2.2cm">
          <text:p text:style-name="P4"><text:span text:style-name="T2">Università degli Studi di Modena e Reggio Emilia</text:span></text:p>
          <text:p text:style-name="P4"><text:span text:style-name="T2">Dipartimento di Ingegneria</text:span></text:p>
          <text:p text:style-name="P4"><text:span text:style-name="T2">Corso di Laurea in Ingegneria Informa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" draw:text-style-name="P7" draw:layer="layout" svg:width="8.758cm" svg:height="1.267cm" svg:x="9.722cm" svg:y="5.856cm">
          <text:p text:style-name="P6"><text:span text:style-name="T3">Tesi di Laurea Trien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7" draw:layer="layout" svg:width="9.592cm" svg:height="1.098cm" svg:x="2.49cm" svg:y="15.129cm">
          <text:p text:style-name="P6"><text:span text:style-name="T4">Relatore: <text:s/>Prof. Nicola Bicocc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5" draw:text-style-name="P7" draw:layer="layout" svg:width="7.56cm" svg:height="1.098cm" svg:x="16.902cm" svg:y="15.125cm">
          <text:p text:style-name="P6"><text:span text:style-name="T4">Laureando: <text:s/>Ferrari N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" draw:text-style-name="P3" draw:layer="layout" svg:x1="1.4cm" svg:y1="18.979cm" svg:x2="26.906cm" svg:y2="18.98cm">
          <text:p/>
        </draw:line>
        <draw:custom-shape draw:name="Text Box 17" draw:style-name="gr6" draw:text-style-name="P7" draw:layer="layout" svg:width="8.957cm" svg:height="1.098cm" svg:x="9.663cm" svg:y="17.497cm">
          <text:p text:style-name="P6"><text:span text:style-name="T4">Anno Accademico 2015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ogle Web Toolk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WT è un Java Web development toolkit</text:p>
              </text:list-item>
              <text:list-item>
                <text:p>Permette agli sviluppatori di creare applicazioni AJAX in Java</text:p>
              </text:list-item>
              <text:list-item>
                <text:p>Produce codice esegubile sulla maggior parte dei browser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bern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Hibernate è una framework usato per mappare le tabelle dei database e semplificare l’interazione con essi</text:p>
              </text:list-item>
              <text:list-item>
                <text:p>È OpenSource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6:02:15.799745008</meta:creation-date>
    <dc:date>2016-09-20T16:43:23.012810923</dc:date>
    <meta:editing-duration>PT11M35S</meta:editing-duration>
    <meta:editing-cycles>1</meta:editing-cycles>
    <meta:document-statistic meta:object-count="39"/>
    <meta:generator>LibreOffice/5.1.4.2$Linux_X86_64 LibreOffice_project/10m0$Build-2</meta:generator>
  </office:meta>
</office:document-meta>
</file>